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H Attack</text:p>
          </table:table-cell>
          <table:table-cell table:style-name="ce1" office:value-type="string" calcext:value-type="string">
            <text:p>A Attack</text:p>
          </table:table-cell>
          <table:table-cell office:value-type="string" calcext:value-type="string">
            <text:p>H Defense</text:p>
          </table:table-cell>
          <table:table-cell office:value-type="string" calcext:value-type="string">
            <text:p>A defens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table:formula="of:= 1.2 * [.C2]" office:value-type="float" office:value="96" calcext:value-type="float">
            <text:p>96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formula="of:= [.C2] + 10" office:value-type="float" office:value="90" calcext:value-type="float">
            <text:p>90</text:p>
          </table:table-cell>
          <table:table-cell table:formula="of:=0.8 * [.D2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</text:p>
          </table:table-cell>
          <table:table-cell table:style-name="ce1" table:formula="of:= 1.2 * [.C3]" office:value-type="float" office:value="87.6" calcext:value-type="float">
            <text:p>87.6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formula="of:= [.C3] + 10" office:value-type="float" office:value="83" calcext:value-type="float">
            <text:p>83</text:p>
          </table:table-cell>
          <table:table-cell table:formula="of:=0.8 * [.D3]" office:value-type="float" office:value="66.4" calcext:value-type="float">
            <text:p>66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NU</text:p>
          </table:table-cell>
          <table:table-cell table:style-name="ce1" table:formula="of:= 1.2 * [.C4]" office:value-type="float" office:value="84" calcext:value-type="float">
            <text:p>84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formula="of:= [.C4] + 10" office:value-type="float" office:value="80" calcext:value-type="float">
            <text:p>80</text:p>
          </table:table-cell>
          <table:table-cell table:formula="of:=0.8 * [.D4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T</text:p>
          </table:table-cell>
          <table:table-cell table:style-name="ce1" table:formula="of:= 1.2 * [.C5]" office:value-type="float" office:value="84" calcext:value-type="float">
            <text:p>84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formula="of:= [.C5] + 10" office:value-type="float" office:value="80" calcext:value-type="float">
            <text:p>80</text:p>
          </table:table-cell>
          <table:table-cell table:formula="of:=0.8 * [.D5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</text:p>
          </table:table-cell>
          <table:table-cell table:style-name="ce1" table:formula="of:= 1.2 * [.C6]" office:value-type="float" office:value="81.6" calcext:value-type="float">
            <text:p>81.6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formula="of:= [.C6] + 10" office:value-type="float" office:value="78" calcext:value-type="float">
            <text:p>78</text:p>
          </table:table-cell>
          <table:table-cell table:formula="of:=0.8 * [.D6]" office:value-type="float" office:value="62.4" calcext:value-type="float">
            <text:p>62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S</text:p>
          </table:table-cell>
          <table:table-cell table:style-name="ce1" table:formula="of:= 1.2 * [.C7]" office:value-type="float" office:value="75.6" calcext:value-type="float">
            <text:p>75.6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formula="of:= [.C7] + 10" office:value-type="float" office:value="73" calcext:value-type="float">
            <text:p>73</text:p>
          </table:table-cell>
          <table:table-cell table:formula="of:=0.8 * [.D7]" office:value-type="float" office:value="58.4" calcext:value-type="float">
            <text:p>58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R</text:p>
          </table:table-cell>
          <table:table-cell table:style-name="ce1" table:formula="of:= 1.2 * [.C8]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 [.C8] + 10" office:value-type="float" office:value="60" calcext:value-type="float">
            <text:p>60</text:p>
          </table:table-cell>
          <table:table-cell table:formula="of:=0.8 * [.D8]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I</text:p>
          </table:table-cell>
          <table:table-cell table:style-name="ce1" table:formula="of:= 1.2 * [.C9]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 [.C9] + 10" office:value-type="float" office:value="60" calcext:value-type="float">
            <text:p>60</text:p>
          </table:table-cell>
          <table:table-cell table:formula="of:=0.8 * [.D9]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</text:p>
          </table:table-cell>
          <table:table-cell table:style-name="ce1" table:formula="of:= 1.2 * [.C10]" office:value-type="float" office:value="52.8" calcext:value-type="float">
            <text:p>52.8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 [.C10] + 10" office:value-type="float" office:value="54" calcext:value-type="float">
            <text:p>54</text:p>
          </table:table-cell>
          <table:table-cell table:formula="of:=0.8 * [.D10]" office:value-type="float" office:value="43.2" calcext:value-type="float">
            <text:p>43.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Y</text:p>
          </table:table-cell>
          <table:table-cell table:style-name="ce1" table:formula="of:= 1.2 * [.C11]" office:value-type="float" office:value="52.8" calcext:value-type="float">
            <text:p>52.8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 [.C11] + 10" office:value-type="float" office:value="54" calcext:value-type="float">
            <text:p>54</text:p>
          </table:table-cell>
          <table:table-cell table:formula="of:=0.8 * [.D11]" office:value-type="float" office:value="43.2" calcext:value-type="float">
            <text:p>43.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VE</text:p>
          </table:table-cell>
          <table:table-cell table:style-name="ce1" table:formula="of:= 1.2 * [.C12]" office:value-type="float" office:value="61.2" calcext:value-type="float">
            <text:p>61.2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 [.C12] + 10" office:value-type="float" office:value="61" calcext:value-type="float">
            <text:p>61</text:p>
          </table:table-cell>
          <table:table-cell table:formula="of:=0.8 * [.D12]" office:value-type="float" office:value="48.8" calcext:value-type="float">
            <text:p>48.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U</text:p>
          </table:table-cell>
          <table:table-cell table:style-name="ce1" table:formula="of:= 1.2 * [.C13]" office:value-type="float" office:value="52.8" calcext:value-type="float">
            <text:p>52.8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 [.C13] + 10" office:value-type="float" office:value="54" calcext:value-type="float">
            <text:p>54</text:p>
          </table:table-cell>
          <table:table-cell table:formula="of:=0.8 * [.D13]" office:value-type="float" office:value="43.2" calcext:value-type="float">
            <text:p>43.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</text:p>
          </table:table-cell>
          <table:table-cell table:style-name="ce1" table:formula="of:= 1.2 * [.C14]" office:value-type="float" office:value="46.8" calcext:value-type="float">
            <text:p>46.8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formula="of:= [.C14] + 10" office:value-type="float" office:value="49" calcext:value-type="float">
            <text:p>49</text:p>
          </table:table-cell>
          <table:table-cell table:formula="of:=0.8 * [.D14]" office:value-type="float" office:value="39.2" calcext:value-type="float">
            <text:p>39.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L</text:p>
          </table:table-cell>
          <table:table-cell table:style-name="ce1" table:formula="of:= 1.2 * [.C15]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 [.C15] + 10" office:value-type="float" office:value="50" calcext:value-type="float">
            <text:p>50</text:p>
          </table:table-cell>
          <table:table-cell table:formula="of:=0.8 * [.D15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HU</text:p>
          </table:table-cell>
          <table:table-cell table:style-name="ce1" table:formula="of:= 1.2 * [.C16]" office:value-type="float" office:value="54" calcext:value-type="float">
            <text:p>54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formula="of:= [.C16] + 10" office:value-type="float" office:value="55" calcext:value-type="float">
            <text:p>55</text:p>
          </table:table-cell>
          <table:table-cell table:formula="of:=0.8 * [.D16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T</text:p>
          </table:table-cell>
          <table:table-cell table:style-name="ce1" table:formula="of:= 1.2 * [.C17]" office:value-type="float" office:value="49.2" calcext:value-type="float">
            <text:p>49.2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formula="of:= [.C17] + 10" office:value-type="float" office:value="51" calcext:value-type="float">
            <text:p>51</text:p>
          </table:table-cell>
          <table:table-cell table:formula="of:=0.8 * [.D17]" office:value-type="float" office:value="40.8" calcext:value-type="float">
            <text:p>40.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HA</text:p>
          </table:table-cell>
          <table:table-cell table:style-name="ce1" table:formula="of:= 1.2 * [.C18]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 [.C18] + 10" office:value-type="float" office:value="50" calcext:value-type="float">
            <text:p>50</text:p>
          </table:table-cell>
          <table:table-cell table:formula="of:=0.8 * [.D18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UL</text:p>
          </table:table-cell>
          <table:table-cell table:style-name="ce1" table:formula="of:= 1.2 * [.C19]" office:value-type="float" office:value="44.4" calcext:value-type="float">
            <text:p>44.4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formula="of:= [.C19] + 10" office:value-type="float" office:value="47" calcext:value-type="float">
            <text:p>47</text:p>
          </table:table-cell>
          <table:table-cell table:formula="of:=0.8 * [.D19]" office:value-type="float" office:value="37.6" calcext:value-type="float">
            <text:p>37.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UD</text:p>
          </table:table-cell>
          <table:table-cell table:style-name="ce1" table:formula="of:= 1.2 * [.C20]" office:value-type="float" office:value="40.8" calcext:value-type="float">
            <text:p>40.8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formula="of:= [.C20] + 10" office:value-type="float" office:value="44" calcext:value-type="float">
            <text:p>44</text:p>
          </table:table-cell>
          <table:table-cell table:formula="of:=0.8 * [.D20]" office:value-type="float" office:value="35.2" calcext:value-type="float">
            <text:p>35.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1" table:formula="of:= 1.2 * [.C21]" office:value-type="float" office:value="39.6" calcext:value-type="float">
            <text:p>39.6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formula="of:= [.C21] + 10" office:value-type="float" office:value="43" calcext:value-type="float">
            <text:p>43</text:p>
          </table:table-cell>
          <table:table-cell table:formula="of:=0.8 * [.D21]" office:value-type="float" office:value="34.4" calcext:value-type="float">
            <text:p>34.4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 style:data-style-name="N2" text:time-value="22:58:53.479171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6:35:35.989793006</meta:creation-date>
    <dc:date>2018-08-02T22:59:34.895219575</dc:date>
    <meta:editing-duration>PT51M21S</meta:editing-duration>
    <meta:editing-cycles>4</meta:editing-cycles>
    <meta:generator>LibreOffice/5.1.6.2$Linux_X86_64 LibreOffice_project/10m0$Build-2</meta:generator>
    <meta:document-statistic meta:table-count="1" meta:cell-count="105" meta:object-count="0"/>
  </office:meta>
</office:document-meta>
</file>